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31cm" svg:stroke-color="#ffffff" draw:stroke-linejoin="miter" svg:stroke-linecap="square" draw:fill="solid" draw:fill-color="#0984e3" fo:padding-top="0.015cm" fo:padding-bottom="0.015cm" fo:padding-left="0.015cm" fo:padding-right="0.015cm" loext:decorative="false"/>
    </style:style>
    <style:style style:name="gr5" style:family="graphic" style:parent-style-name="standard">
      <style:graphic-properties draw:stroke="solid" svg:stroke-width="0.031cm" svg:stroke-color="#0984e3" draw:stroke-linejoin="miter" svg:stroke-linecap="square" draw:fill="solid" draw:fill-color="#ffffff" fo:padding-top="0.015cm" fo:padding-bottom="0.015cm" fo:padding-left="0.015cm" fo:padding-right="0.015cm" loext:decorative="false"/>
    </style:style>
    <style:style style:name="gr6" style:family="graphic" style:parent-style-name="standard">
      <style:graphic-properties draw:stroke="none" draw:fill="solid" draw:fill-color="#0984e3" loext:decorative="false"/>
    </style:style>
    <style:style style:name="gr7" style:family="graphic" style:parent-style-name="standard">
      <style:graphic-properties draw:stroke="solid" svg:stroke-width="0.031cm" svg:stroke-color="#0984e3" draw:stroke-linejoin="miter" svg:stroke-linecap="square" draw:fill="none" fo:padding-top="0.015cm" fo:padding-bottom="0.015cm" fo:padding-left="0.015cm" fo:padding-right="0.015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26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loext:graphic-properties draw:fill="solid" draw:fill-color="#0984e3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7.5pt" style:font-size-asian="7.5pt" style:font-size-complex="7.5pt"/>
    </style:style>
    <style:style style:name="P8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T1" style:family="text">
      <style:text-properties fo:color="#000000" loext:opacity="100%" style:font-name="DejaVu Sans" fo:font-size="10.1000003814697pt" fo:font-weight="bold" style:font-name-asian="DejaVu Sans" style:font-size-asian="10.1000003814697pt" style:font-weight-asian="bold" style:font-name-complex="DejaVu Sans" style:font-size-complex="10.1000003814697pt" style:font-weight-complex="bold"/>
    </style:style>
    <style:style style:name="T2" style:family="text">
      <style:text-properties fo:color="#000000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3" style:family="text">
      <style:text-properties fo:color="#ffffff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4" style:family="text">
      <style:text-properties fo:color="#000000" loext:opacity="100%" style:font-name="DejaVu Sans" fo:font-size="7.5pt" fo:font-weight="normal" style:font-name-asian="DejaVu Sans" style:font-size-asian="7.5pt" style:font-weight-asian="normal" style:font-name-complex="DejaVu Sans" style:font-size-complex="7.5pt" style:font-weight-complex="normal"/>
    </style:style>
    <style:style style:name="T5" style:family="text">
      <style:text-properties fo:color="#000000" loext:opacity="100%" style:font-name="DejaVu Sans" fo:font-size="6.90000009536743pt" fo:font-weight="bold" style:font-name-asian="DejaVu Sans" style:font-size-asian="6.90000009536743pt" style:font-weight-asian="bold" style:font-name-complex="DejaVu Sans" style:font-size-complex="6.90000009536743pt" style:font-weight-complex="bold"/>
    </style:style>
    <style:style style:name="T6" style:family="text">
      <style:text-properties fo:color="#000000" loext:opacity="100%" style:font-name="DejaVu Sans" fo:font-size="7.90000009536743pt" fo:font-weight="normal" style:font-name-asian="DejaVu Sans" style:font-size-asian="7.90000009536743pt" style:font-weight-asian="normal" style:font-name-complex="DejaVu Sans" style:font-size-complex="7.9000000953674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-0.191cm" svg:viewBox="0 0 21591 27941" draw:points="0,0 21591,0 21591,27941 0,27941">
          <text:p/>
        </draw:polygon>
        <draw:polygon draw:style-name="gr1" draw:text-style-name="P1" draw:layer="layout" svg:width="5.504cm" svg:height="0.638cm" svg:x="8.465cm" svg:y="1.832cm" svg:viewBox="0 0 5505 639" draw:points="0,0 5505,0 5505,639 0,639">
          <text:p/>
        </draw:polygon>
        <draw:polygon draw:style-name="gr1" draw:text-style-name="P1" draw:layer="layout" svg:width="8.679cm" svg:height="0.531cm" svg:x="5.29cm" svg:y="1.304cm" svg:viewBox="0 0 8680 532" draw:points="0,0 8680,0 8680,532 0,532">
          <text:p/>
        </draw:polygon>
        <draw:frame draw:style-name="gr2" draw:text-style-name="P3" draw:layer="layout" svg:width="1.365cm" svg:height="0.416cm" svg:x="5.292cm" svg:y="1.299cm">
          <draw:text-box>
            <text:p text:style-name="P2"><text:span text:style-name="T1">Emisor</text:span></text:p>
          </draw:text-box>
        </draw:frame>
        <draw:frame draw:style-name="gr3" draw:text-style-name="P4" draw:layer="layout" svg:width="1.357cm" svg:height="0.327cm" svg:x="5.292cm" svg:y="1.836cm">
          <draw:text-box>
            <text:p text:style-name="P2"><text:span text:style-name="T2">Nombre</text:span><text:span text:style-name="T2">:</text:span></text:p>
          </draw:text-box>
        </draw:frame>
        <draw:frame draw:style-name="gr3" draw:text-style-name="P4" draw:layer="layout" svg:width="0.722cm" svg:height="0.327cm" svg:x="5.292cm" svg:y="2.224cm">
          <draw:text-box>
            <text:p text:style-name="P2"><text:span text:style-name="T2">RFC:</text:span></text:p>
          </draw:text-box>
        </draw:frame>
        <draw:path draw:style-name="gr4" draw:text-style-name="P5" draw:layer="layout" svg:width="2.226cm" svg:height="1.305cm" svg:x="17.707cm" svg:y="-0.177cm" svg:viewBox="0 0 2227 1306" svg:d="M249 1306h1730c136 0 248-110 248-245v-815c0-136-112-246-248-246h-1730c-137 0-249 110-249 246v815c0 135 112 245 249 245z">
          <text:p/>
        </draw:path>
        <draw:polygon draw:style-name="gr1" draw:text-style-name="P1" draw:layer="layout" svg:width="9.877cm" svg:height="4.342cm" svg:x="10.936cm" svg:y="4.548cm" svg:viewBox="0 0 9878 4343" draw:points="0,0 9878,0 9878,4343 0,4343">
          <text:p/>
        </draw:polygon>
        <draw:path draw:style-name="gr5" draw:text-style-name="P1" draw:layer="layout" svg:width="9.877cm" svg:height="4.342cm" svg:x="10.936cm" svg:y="4.548cm" svg:viewBox="0 0 9878 4343" svg:d="M69 4343h9740c38 0 69-32 69-70v-4200c0-41-31-73-69-73h-9740c-38 0-69 32-69 73v4200c0 38 31 70 69 70z">
          <text:p/>
        </draw:path>
        <draw:polygon draw:style-name="gr6" draw:text-style-name="P5" draw:layer="layout" svg:width="9.877cm" svg:height="0.708cm" svg:x="10.936cm" svg:y="4.548cm" svg:viewBox="0 0 9878 709" draw:points="0,0 9878,0 9878,709 0,709">
          <text:p/>
        </draw:polygon>
        <draw:frame draw:style-name="gr3" draw:text-style-name="P4" draw:layer="layout" svg:width="1.492cm" svg:height="0.327cm" svg:x="5.292cm" svg:y="2.612cm">
          <draw:text-box>
            <text:p text:style-name="P2"><text:span text:style-name="T2">Régimen:</text:span></text:p>
          </draw:text-box>
        </draw:frame>
        <draw:frame draw:style-name="gr3" draw:text-style-name="P4" draw:layer="layout" svg:width="3.952cm" svg:height="0.327cm" svg:x="14.076cm" svg:y="1.306cm">
          <draw:text-box>
            <text:p text:style-name="P2"><text:span text:style-name="T2">Fecha y hora de emisión:</text:span></text:p>
          </draw:text-box>
        </draw:frame>
        <draw:frame draw:style-name="gr3" draw:text-style-name="P4" draw:layer="layout" svg:width="4.667cm" svg:height="0.327cm" svg:x="14.076cm" svg:y="2.153cm">
          <draw:text-box>
            <text:p text:style-name="P2"><text:span text:style-name="T2">Fecha y hora de certificación:</text:span></text:p>
          </draw:text-box>
        </draw:frame>
        <draw:frame draw:style-name="gr3" draw:text-style-name="P4" draw:layer="layout" svg:width="4.561cm" svg:height="0.327cm" svg:x="14.076cm" svg:y="3cm">
          <draw:text-box>
            <text:p text:style-name="P2"><text:span text:style-name="T2">Código postal de expedición:</text:span></text:p>
          </draw:text-box>
        </draw:frame>
        <draw:frame draw:style-name="gr3" draw:text-style-name="P4" draw:layer="layout" svg:width="2.199cm" svg:height="0.327cm" svg:x="10.971cm" svg:y="4.74cm">
          <draw:text-box>
            <text:p text:style-name="P2"><text:span text:style-name="T3">Datos </text:span><text:span text:style-name="T3">fiscales</text:span></text:p>
          </draw:text-box>
        </draw:frame>
        <draw:frame draw:style-name="gr3" draw:text-style-name="P4" draw:layer="layout" svg:width="1.585cm" svg:height="0.327cm" svg:x="10.971cm" svg:y="5.258cm">
          <draw:text-box>
            <text:p text:style-name="P2"><text:span text:style-name="T2">Folio SAT:</text:span></text:p>
          </draw:text-box>
        </draw:frame>
        <draw:polygon draw:style-name="gr1" draw:text-style-name="P1" draw:layer="layout" svg:width="9.88cm" svg:height="4.342cm" svg:x="0.704cm" svg:y="4.548cm" svg:viewBox="0 0 9881 4343" draw:points="0,0 9881,0 9881,4343 0,4343">
          <text:p/>
        </draw:polygon>
        <draw:path draw:style-name="gr7" draw:text-style-name="P6" draw:layer="layout" svg:width="9.88cm" svg:height="4.342cm" svg:x="0.704cm" svg:y="4.548cm" svg:viewBox="0 0 9881 4343" svg:d="M72 4343h9737c40 0 72-32 72-70v-4200c0-41-32-73-72-73h-9737c-40 0-72 32-72 73v4200c0 38 32 70 72 70z">
          <text:p/>
        </draw:path>
        <draw:polygon draw:style-name="gr6" draw:text-style-name="P5" draw:layer="layout" svg:width="9.88cm" svg:height="0.708cm" svg:x="0.704cm" svg:y="4.548cm" svg:viewBox="0 0 9881 709" draw:points="0,0 9881,0 9881,709 0,709">
          <text:p/>
        </draw:polygon>
        <draw:frame draw:style-name="gr3" draw:text-style-name="P4" draw:layer="layout" svg:width="5.302cm" svg:height="0.327cm" svg:x="10.971cm" svg:y="6.88cm">
          <draw:text-box>
            <text:p text:style-name="P2"><text:span text:style-name="T2">Número serie del certificado SAT:</text:span></text:p>
          </draw:text-box>
        </draw:frame>
        <draw:frame draw:style-name="gr3" draw:text-style-name="P4" draw:layer="layout" svg:width="5.67cm" svg:height="0.327cm" svg:x="10.971cm" svg:y="6.034cm">
          <draw:text-box>
            <text:p text:style-name="P2"><text:span text:style-name="T2">Número de serie certificado emisor:</text:span></text:p>
          </draw:text-box>
        </draw:frame>
        <draw:frame draw:style-name="gr3" draw:text-style-name="P4" draw:layer="layout" svg:width="1.437cm" svg:height="0.327cm" svg:x="10.971cm" svg:y="7.727cm">
          <draw:text-box>
            <text:p text:style-name="P2"><text:span text:style-name="T2">Leyenda:</text:span></text:p>
          </draw:text-box>
        </draw:frame>
        <draw:frame draw:style-name="gr3" draw:text-style-name="P4" draw:layer="layout" svg:width="1.987cm" svg:height="0.327cm" svg:x="10.971cm" svg:y="8.15cm">
          <draw:text-box>
            <text:p text:style-name="P2"><text:span text:style-name="T2">Exportación:</text:span></text:p>
          </draw:text-box>
        </draw:frame>
        <draw:frame draw:style-name="gr8" draw:text-style-name="P7" draw:layer="layout" svg:width="1.217cm" svg:height="0.311cm" svg:x="13.283cm" svg:y="8.198cm">
          <draw:text-box>
            <text:p text:style-name="P2"><text:span text:style-name="T4">No aplica</text:span></text:p>
          </draw:text-box>
        </draw:frame>
        <draw:frame draw:style-name="gr3" draw:text-style-name="P4" draw:layer="layout" svg:width="1.712cm" svg:height="0.327cm" svg:x="0.741cm" svg:y="4.74cm">
          <draw:text-box>
            <text:p text:style-name="P2"><text:span text:style-name="T3"><text:s text:c="3"/></text:span><text:span text:style-name="T3">Receptor</text:span></text:p>
          </draw:text-box>
        </draw:frame>
        <draw:polygon draw:style-name="gr6" draw:text-style-name="P5" draw:layer="layout" svg:width="1.059cm" svg:height="0.529cm" svg:x="0.704cm" svg:y="9.031cm" svg:viewBox="0 0 1060 530" draw:points="0,0 1060,0 1060,530 0,530">
          <text:p/>
        </draw:polygon>
        <draw:polygon draw:style-name="gr6" draw:text-style-name="P5" draw:layer="layout" svg:width="1.411cm" svg:height="0.529cm" svg:x="1.763cm" svg:y="9.031cm" svg:viewBox="0 0 1412 530" draw:points="0,0 1412,0 1412,530 0,530">
          <text:p/>
        </draw:polygon>
        <draw:frame draw:style-name="gr3" draw:text-style-name="P4" draw:layer="layout" svg:width="0.722cm" svg:height="0.327cm" svg:x="0.741cm" svg:y="6.146cm">
          <draw:text-box>
            <text:p text:style-name="P2"><text:span text:style-name="T2">RFC:</text:span></text:p>
          </draw:text-box>
        </draw:frame>
        <draw:polygon draw:style-name="gr6" draw:text-style-name="P5" draw:layer="layout" svg:width="2.651cm" svg:height="0.529cm" svg:x="3.175cm" svg:y="9.031cm" svg:viewBox="0 0 2652 530" draw:points="0,0 2652,0 2652,530 0,530">
          <text:p/>
        </draw:polygon>
        <draw:frame draw:style-name="gr3" draw:text-style-name="P4" draw:layer="layout" svg:width="1.526cm" svg:height="0.327cm" svg:x="0.741cm" svg:y="6.534cm">
          <draw:text-box>
            <text:p text:style-name="P2"><text:span text:style-name="T2">Uso CFDI:</text:span></text:p>
          </draw:text-box>
        </draw:frame>
        <draw:polygon draw:style-name="gr6" draw:text-style-name="P5" draw:layer="layout" svg:width="6.599cm" svg:height="0.529cm" svg:x="5.818cm" svg:y="9.031cm" svg:viewBox="0 0 6600 530" draw:points="0,0 6600,0 6600,530 0,530">
          <text:p/>
        </draw:polygon>
        <draw:frame draw:style-name="gr3" draw:text-style-name="P4" draw:layer="layout" svg:width="2.423cm" svg:height="0.327cm" svg:x="0.75cm" svg:y="8.17cm">
          <draw:text-box>
            <text:p text:style-name="P2"><text:span text:style-name="T2">Régimen fiscal:</text:span></text:p>
          </draw:text-box>
        </draw:frame>
        <draw:polygon draw:style-name="gr6" draw:text-style-name="P5" draw:layer="layout" svg:width="2.294cm" svg:height="0.529cm" svg:x="15.592cm" svg:y="9.031cm" svg:viewBox="0 0 2295 530" draw:points="0,0 2295,0 2295,530 0,530">
          <text:p/>
        </draw:polygon>
        <draw:frame draw:style-name="gr3" draw:text-style-name="P4" draw:layer="layout" svg:width="2.5cm" svg:height="0.327cm" svg:x="0.741cm" svg:y="6.922cm">
          <draw:text-box>
            <text:p text:style-name="P2"><text:span text:style-name="T2">Domicilio fiscal:</text:span></text:p>
          </draw:text-box>
        </draw:frame>
        <draw:polygon draw:style-name="gr6" draw:text-style-name="P5" draw:layer="layout" svg:width="3.002cm" svg:height="0.529cm" svg:x="17.883cm" svg:y="9.031cm" svg:viewBox="0 0 3003 530" draw:points="0,0 3003,0 3003,530 0,530">
          <text:p/>
        </draw:polygon>
        <draw:frame draw:style-name="gr3" draw:text-style-name="P4" draw:layer="layout" svg:width="0.726cm" svg:height="0.327cm" svg:x="0.869cm" svg:y="9.133cm">
          <draw:text-box>
            <text:p text:style-name="P2"><text:span text:style-name="T3">Cant</text:span></text:p>
          </draw:text-box>
        </draw:frame>
        <draw:polygon draw:style-name="gr6" draw:text-style-name="P5" draw:layer="layout" svg:width="3.178cm" svg:height="0.529cm" svg:x="12.417cm" svg:y="9.031cm" svg:viewBox="0 0 3179 530" draw:points="0,0 3179,0 3179,530 0,530">
          <text:p/>
        </draw:polygon>
        <draw:frame draw:style-name="gr3" draw:text-style-name="P4" draw:layer="layout" svg:width="1.111cm" svg:height="0.327cm" svg:x="1.909cm" svg:y="9.133cm">
          <draw:text-box>
            <text:p text:style-name="P2"><text:span text:style-name="T3">Unidad</text:span></text:p>
          </draw:text-box>
        </draw:frame>
        <draw:frame draw:style-name="gr3" draw:text-style-name="P4" draw:layer="layout" svg:width="0.861cm" svg:height="0.327cm" svg:x="4.064cm" svg:y="9.133cm">
          <draw:text-box>
            <text:p text:style-name="P2"><text:span text:style-name="T3">Clave</text:span></text:p>
          </draw:text-box>
        </draw:frame>
        <draw:polygon draw:style-name="gr6" draw:text-style-name="P5" draw:layer="layout" svg:width="3.034cm" svg:height="0.531cm" svg:x="14.111cm" svg:y="13.687cm" svg:viewBox="0 0 3035 532" draw:points="0,0 3035,0 3035,532 0,532">
          <text:p/>
        </draw:polygon>
        <draw:polygon draw:style-name="gr6" draw:text-style-name="P5" draw:layer="layout" svg:width="3.74cm" svg:height="0.531cm" svg:x="17.145cm" svg:y="13.687cm" svg:viewBox="0 0 3741 532" draw:points="0,0 3741,0 3741,532 0,532">
          <text:p/>
        </draw:polygon>
        <draw:frame draw:style-name="gr3" draw:text-style-name="P4" draw:layer="layout" svg:width="1.839cm" svg:height="0.327cm" svg:x="8.191cm" svg:y="9.133cm">
          <draw:text-box>
            <text:p text:style-name="P2"><text:span text:style-name="T3">Descripción</text:span></text:p>
          </draw:text-box>
        </draw:frame>
        <draw:polygon draw:style-name="gr6" draw:text-style-name="P5" draw:layer="layout" svg:width="6.774cm" svg:height="0.566cm" svg:x="14.111cm" svg:y="14.215cm" svg:viewBox="0 0 6775 567" draw:points="0,0 6775,0 6775,567 0,567">
          <text:p/>
        </draw:polygon>
        <draw:frame draw:style-name="gr3" draw:text-style-name="P4" draw:layer="layout" svg:width="0.984cm" svg:height="0.327cm" svg:x="16.207cm" svg:y="9.133cm">
          <draw:text-box>
            <text:p text:style-name="P2"><text:span text:style-name="T3">Precio</text:span></text:p>
          </draw:text-box>
        </draw:frame>
        <draw:polygon draw:style-name="gr6" draw:text-style-name="P5" draw:layer="layout" svg:width="6.774cm" svg:height="1.129cm" svg:x="14.111cm" svg:y="14.781cm" svg:viewBox="0 0 6775 1130" draw:points="0,0 6775,0 6775,1130 0,1130">
          <text:p/>
        </draw:polygon>
        <draw:frame draw:style-name="gr3" draw:text-style-name="P4" draw:layer="layout" svg:width="1.247cm" svg:height="0.327cm" svg:x="18.737cm" svg:y="9.133cm">
          <draw:text-box>
            <text:p text:style-name="P2"><text:span text:style-name="T3">Importe</text:span></text:p>
          </draw:text-box>
        </draw:frame>
        <draw:polygon draw:style-name="gr6" draw:text-style-name="P5" draw:layer="layout" svg:width="3.034cm" svg:height="0.459cm" svg:x="14.111cm" svg:y="15.909cm" svg:viewBox="0 0 3035 460" draw:points="0,0 3035,0 3035,460 0,460">
          <text:p/>
        </draw:polygon>
        <draw:frame draw:style-name="gr3" draw:text-style-name="P4" draw:layer="layout" svg:width="2.098cm" svg:height="0.327cm" svg:x="12.947cm" svg:y="9.133cm">
          <draw:text-box>
            <text:p text:style-name="P2"><text:span text:style-name="T3">Obj impuesto</text:span></text:p>
          </draw:text-box>
        </draw:frame>
        <draw:polygon draw:style-name="gr6" draw:text-style-name="P5" draw:layer="layout" svg:width="3.74cm" svg:height="0.459cm" svg:x="17.145cm" svg:y="15.909cm" svg:viewBox="0 0 3741 460" draw:points="0,0 3741,0 3741,460 0,460">
          <text:p/>
        </draw:polygon>
        <draw:frame draw:style-name="gr3" draw:text-style-name="P4" draw:layer="layout" svg:width="1.454cm" svg:height="0.327cm" svg:x="15.676cm" svg:y="13.789cm">
          <draw:text-box>
            <text:p text:style-name="P2"><text:span text:style-name="T3">Subtotal:</text:span></text:p>
          </draw:text-box>
        </draw:frame>
        <draw:frame draw:style-name="gr3" draw:text-style-name="P4" draw:layer="layout" svg:width="1.797cm" svg:height="0.327cm" svg:x="15.331cm" svg:y="14.336cm">
          <draw:text-box>
            <text:p text:style-name="P2"><text:span text:style-name="T3">IVA 16.00%</text:span></text:p>
          </draw:text-box>
        </draw:frame>
        <draw:frame draw:style-name="gr3" draw:text-style-name="P4" draw:layer="layout" svg:width="1.954cm" svg:height="0.327cm" svg:x="15.172cm" svg:y="14.9cm">
          <draw:text-box>
            <text:p text:style-name="P2"><text:span text:style-name="T3">ISR retenido</text:span></text:p>
          </draw:text-box>
        </draw:frame>
        <draw:frame draw:style-name="gr3" draw:text-style-name="P4" draw:layer="layout" svg:width="1.971cm" svg:height="0.327cm" svg:x="15.156cm" svg:y="15.465cm">
          <draw:text-box>
            <text:p text:style-name="P2"><text:span text:style-name="T3">IVA retenido</text:span></text:p>
          </draw:text-box>
        </draw:frame>
        <draw:frame draw:style-name="gr3" draw:text-style-name="P4" draw:layer="layout" svg:width="1.124cm" svg:height="0.327cm" svg:x="15.939cm" svg:y="15.976cm">
          <draw:text-box>
            <text:p text:style-name="P2"><text:span text:style-name="T3">TOTAL:</text:span></text:p>
          </draw:text-box>
        </draw:frame>
        <draw:frame draw:style-name="gr9" draw:text-style-name="P8" draw:layer="layout" svg:width="2.178cm" svg:height="0.289cm" svg:x="0.706cm" svg:y="14.215cm">
          <draw:text-box>
            <text:p text:style-name="P2"><text:span text:style-name="T5">Forma de pago:</text:span></text:p>
          </draw:text-box>
        </draw:frame>
        <draw:polygon draw:style-name="gr1" draw:text-style-name="P1" draw:layer="layout" svg:width="4.587cm" svg:height="4.234cm" svg:x="0.917cm" svg:y="20.672cm" svg:viewBox="0 0 4588 4235" draw:points="0,0 4588,0 4588,4235 0,4235">
          <text:p/>
        </draw:polygon>
        <draw:path draw:style-name="gr5" draw:text-style-name="P1" draw:layer="layout" svg:width="14.994cm" svg:height="2.119cm" svg:x="5.891cm" svg:y="19.612cm" svg:viewBox="0 0 14995 2120" svg:d="M69 2120h14854c40 0 72-32 72-69v-1978c0-41-32-73-72-73h-14854c-38 0-69 32-69 73v1978c0 37 31 69 69 69z">
          <text:p/>
        </draw:path>
        <draw:polygon draw:style-name="gr6" draw:text-style-name="P5" draw:layer="layout" svg:width="14.994cm" svg:height="0.707cm" svg:x="5.891cm" svg:y="19.612cm" svg:viewBox="0 0 14995 708" draw:points="0,0 14995,0 14995,708 0,708">
          <text:p/>
        </draw:polygon>
        <draw:frame draw:style-name="gr9" draw:text-style-name="P8" draw:layer="layout" svg:width="2.339cm" svg:height="0.289cm" svg:x="0.706cm" svg:y="14.568cm">
          <draw:text-box>
            <text:p text:style-name="P2"><text:span text:style-name="T5">Método de pago:</text:span></text:p>
          </draw:text-box>
        </draw:frame>
        <draw:frame draw:style-name="gr9" draw:text-style-name="P8" draw:layer="layout" svg:width="3.042cm" svg:height="0.289cm" svg:x="0.706cm" svg:y="14.921cm">
          <draw:text-box>
            <text:p text:style-name="P2"><text:span text:style-name="T5">Tipo de comprobante:</text:span></text:p>
          </draw:text-box>
        </draw:frame>
        <draw:path draw:style-name="gr5" draw:text-style-name="P1" draw:layer="layout" svg:width="14.994cm" svg:height="2.116cm" svg:x="5.891cm" svg:y="21.872cm" svg:viewBox="0 0 14995 2117" svg:d="M69 2117h14854c40 0 72-31 72-69v-1978c0-41-32-70-72-70h-14854c-38 0-69 29-69 70v1978c0 38 31 69 69 69z">
          <text:p/>
        </draw:path>
        <draw:path draw:style-name="gr5" draw:text-style-name="P1" draw:layer="layout" svg:width="14.994cm" svg:height="2.124cm" svg:x="5.891cm" svg:y="24.13cm" svg:viewBox="0 0 14995 2125" svg:d="M69 2125h14854c40 0 72-33 72-71v-1981c0-41-32-73-72-73h-14854c-38 0-69 32-69 73v1981c0 38 31 71 69 71z">
          <text:p/>
        </draw:path>
        <draw:polygon draw:style-name="gr6" draw:text-style-name="P5" draw:layer="layout" svg:width="14.994cm" svg:height="0.705cm" svg:x="5.891cm" svg:y="21.872cm" svg:viewBox="0 0 14995 706" draw:points="0,0 14995,0 14995,706 0,706">
          <text:p/>
        </draw:polygon>
        <draw:polygon draw:style-name="gr6" draw:text-style-name="P5" draw:layer="layout" svg:width="14.994cm" svg:height="0.678cm" svg:x="5.891cm" svg:y="24.13cm" svg:viewBox="0 0 14995 679" draw:points="0,0 14995,0 14995,679 0,679">
          <text:p/>
        </draw:polygon>
        <draw:frame draw:style-name="gr9" draw:text-style-name="P8" draw:layer="layout" svg:width="2.965cm" svg:height="0.289cm" svg:x="0.706cm" svg:y="15.273cm">
          <draw:text-box>
            <text:p text:style-name="P2"><text:span text:style-name="T5">Condiciones de pago:</text:span></text:p>
          </draw:text-box>
        </draw:frame>
        <draw:frame draw:style-name="gr9" draw:text-style-name="P8" draw:layer="layout" svg:width="1.196cm" svg:height="0.289cm" svg:x="0.706cm" svg:y="15.626cm">
          <draw:text-box>
            <text:p text:style-name="P2"><text:span text:style-name="T5">Moneda:</text:span></text:p>
          </draw:text-box>
        </draw:frame>
        <draw:frame draw:style-name="gr3" draw:text-style-name="P4" draw:layer="layout" svg:width="9.332cm" svg:height="0.327cm" svg:x="5.891cm" svg:y="26.754cm">
          <draw:text-box>
            <text:p text:style-name="P2"><text:span text:style-name="T2">Este documento es una representación impresa de un CFDI</text:span></text:p>
          </draw:text-box>
        </draw:frame>
        <draw:frame draw:style-name="gr3" draw:text-style-name="P4" draw:layer="layout" svg:width="10.327cm" svg:height="0.327cm" svg:x="5.927cm" svg:y="19.804cm">
          <draw:text-box>
            <text:p text:style-name="P2"><text:span text:style-name="T3">Cadena original del complemento de certificación digital del SAT:</text:span></text:p>
          </draw:text-box>
        </draw:frame>
        <draw:frame draw:style-name="gr3" draw:text-style-name="P4" draw:layer="layout" svg:width="3.406cm" svg:height="0.327cm" svg:x="5.927cm" svg:y="22.062cm">
          <draw:text-box>
            <text:p text:style-name="P2"><text:span text:style-name="T3">Sello digital del CFDI:</text:span></text:p>
          </draw:text-box>
        </draw:frame>
        <draw:frame draw:style-name="gr3" draw:text-style-name="P4" draw:layer="layout" svg:width="2.174cm" svg:height="0.327cm" svg:x="5.927cm" svg:y="24.302cm">
          <draw:text-box>
            <text:p text:style-name="P2"><text:span text:style-name="T3">Sello del SAT:</text:span></text:p>
          </draw:text-box>
        </draw:frame>
        <draw:frame draw:style-name="gr3" draw:text-style-name="P4" draw:layer="layout" svg:width="2.072cm" svg:height="0.327cm" svg:x="0.737cm" svg:y="5.547cm">
          <draw:text-box>
            <text:p text:style-name="P2"><text:span text:style-name="T2">Razón social:</text:span></text:p>
          </draw:text-box>
        </draw:frame>
        <draw:frame draw:style-name="gr3" draw:text-style-name="P4" draw:layer="layout" svg:width="1.454cm" svg:height="0.327cm" svg:x="5.292cm" svg:y="3.013cm">
          <draw:text-box>
            <text:p text:style-name="P2"><text:span text:style-name="T2">Domicilio</text:span></text:p>
          </draw:text-box>
        </draw:frame>
        <draw:frame draw:style-name="gr3" draw:text-style-name="P4" draw:layer="layout" svg:width="1.014cm" svg:height="0.327cm" svg:x="5.292cm" svg:y="3.414cm">
          <draw:text-box>
            <text:p text:style-name="P2"><text:span text:style-name="T2">Fiscal:</text:span></text:p>
          </draw:text-box>
        </draw:frame>
        <draw:frame draw:style-name="gr3" draw:text-style-name="P4" draw:layer="layout" svg:width="6.496cm" svg:height="0.327cm" svg:x="6.942cm" svg:y="3.003cm">
          <draw:text-box>
            <text:p text:style-name="P2"><text:span text:style-name="T6">Av. Vallarta 6503 - Int. C2, Col. Ciudad Granja,</text:span></text:p>
          </draw:text-box>
        </draw:frame>
        <draw:frame draw:style-name="gr3" draw:text-style-name="P4" draw:layer="layout" svg:width="3.359cm" svg:height="0.327cm" svg:x="6.942cm" svg:y="3.403cm">
          <draw:text-box>
            <text:p text:style-name="P2"><text:span text:style-name="T6">45010, Zapopan, Jalisco</text:span></text:p>
          </draw:text-box>
        </draw:frame>
        <draw:frame draw:style-name="gr3" draw:text-style-name="P4" draw:layer="layout" svg:width="1.479cm" svg:height="0.327cm" svg:x="5.292cm" svg:y="3.815cm">
          <draw:text-box>
            <text:p text:style-name="P2"><text:span text:style-name="T2">Teléfono:</text:span></text:p>
          </draw:text-box>
        </draw:frame>
        <draw:frame draw:style-name="gr3" draw:text-style-name="P4" draw:layer="layout" svg:width="2.457cm" svg:height="0.327cm" svg:x="6.942cm" svg:y="3.803cm">
          <draw:text-box>
            <text:p text:style-name="P2"><text:span text:style-name="T6">+52 3338523986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2-20T15:06:43.896334631</meta:print-date>
    <dc:date>2025-02-20T15:06:49.333421657</dc:date>
    <meta:editing-duration>PT50S</meta:editing-duration>
    <meta:editing-cycles>1</meta:editing-cycles>
    <meta:document-statistic meta:object-count="77"/>
    <meta:generator>LibreOffice/24.2.7.2$Linux_X86_64 LibreOffice_project/420$Build-2</meta:generator>
  </office:meta>
</office:document-meta>
</file>